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4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0bb8b"/>
    </style:style>
    <style:style style:name="P85" style:family="paragraph" style:parent-style-name="Standard">
      <style:text-properties officeooo:paragraph-rsid="0dd4d16d"/>
    </style:style>
    <style:style style:name="P86" style:family="paragraph" style:parent-style-name="Standard">
      <style:text-properties officeooo:paragraph-rsid="0dd5732a"/>
    </style:style>
    <style:style style:name="P87" style:family="paragraph" style:parent-style-name="Standard">
      <style:text-properties officeooo:paragraph-rsid="0dd640cb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04dbb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paragraph-rsid="0d5dc5cc"/>
    </style:style>
    <style:style style:name="P94" style:family="paragraph" style:parent-style-name="Footnote">
      <style:text-properties officeooo:paragraph-rsid="0d80b951"/>
    </style:style>
    <style:style style:name="P95" style:family="paragraph" style:parent-style-name="Footnote">
      <style:text-properties officeooo:paragraph-rsid="0d88b8d0"/>
    </style:style>
    <style:style style:name="P96" style:family="paragraph" style:parent-style-name="Footnote">
      <style:text-properties officeooo:paragraph-rsid="0db416b4"/>
    </style:style>
    <style:style style:name="P97" style:family="paragraph" style:parent-style-name="Footnote">
      <style:text-properties officeooo:paragraph-rsid="0dd6ec6c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9" style:family="paragraph" style:parent-style-name="Footnote">
      <style:text-properties officeooo:paragraph-rsid="0dd9e39d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3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14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15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16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17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218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1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text-line-through-style="none" style:text-line-through-type="none" style:text-position="super 58%" style:font-name="Ubuntu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2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8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59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60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61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62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63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64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65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66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7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8" style:family="text">
      <style:text-properties fo:color="#000000" style:font-name="Ubuntu" fo:font-size="12pt" style:font-size-asian="12pt" style:font-size-complex="12pt"/>
    </style:style>
    <style:style style:name="T369" style:family="text">
      <style:text-properties fo:color="#000000" style:font-name="Ubuntu" fo:font-size="12pt" officeooo:rsid="004804ae" style:font-size-asian="12pt" style:font-size-complex="12pt"/>
    </style:style>
    <style:style style:name="T370" style:family="text">
      <style:text-properties fo:color="#000000" style:font-name="Ubuntu" fo:font-size="12pt" officeooo:rsid="0d21a97c" style:font-size-asian="12pt" style:font-size-complex="12pt"/>
    </style:style>
    <style:style style:name="T371" style:family="text">
      <style:text-properties fo:color="#000000" style:font-name="Ubuntu" fo:font-size="12pt" officeooo:rsid="0d2ecc1a" style:font-size-asian="12pt" style:font-size-complex="12pt"/>
    </style:style>
    <style:style style:name="T372" style:family="text">
      <style:text-properties fo:color="#000000" style:text-underline-style="none" officeooo:rsid="0bd0b23f" style:font-size-asian="12pt" style:font-size-complex="12pt"/>
    </style:style>
    <style:style style:name="T37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Ubuntu4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style:font-name="Ubuntu4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4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4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4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4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4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4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4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4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4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4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4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4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4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4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4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4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4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4" style:family="text">
      <style:text-properties fo:color="#000000" style:font-name="Ubuntu4" fo:font-size="10pt" fo:language="nl" fo:country="NL" fo:font-weight="normal" officeooo:rsid="0dd6ec6c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5" style:family="text">
      <style:text-properties fo:color="#000000" style:font-name="Ubuntu4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6" style:family="text">
      <style:text-properties fo:color="#000000" style:font-name="Ubuntu4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7" style:family="text">
      <style:text-properties fo:color="#000000" style:font-name="Ubuntu4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99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0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style:use-window-font-color="true"/>
    </style:style>
    <style:style style:name="T40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3" style:family="text">
      <style:text-properties style:use-window-font-color="true" officeooo:rsid="047da547"/>
    </style:style>
    <style:style style:name="T434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fo:font-size="12pt" style:font-size-asian="12pt" style:font-size-complex="12pt"/>
    </style:style>
    <style:style style:name="T436" style:family="text">
      <style:text-properties fo:font-size="12pt" officeooo:rsid="02eddb5a" style:font-size-asian="12pt" style:font-size-complex="12pt"/>
    </style:style>
    <style:style style:name="T437" style:family="text">
      <style:text-properties fo:font-size="12pt" officeooo:rsid="064c9632" style:font-size-asian="12pt" style:font-size-complex="12pt"/>
    </style:style>
    <style:style style:name="T438" style:family="text">
      <style:text-properties officeooo:rsid="047fb57c"/>
    </style:style>
    <style:style style:name="T439" style:family="text">
      <style:text-properties officeooo:rsid="047da547"/>
    </style:style>
    <style:style style:name="T440" style:family="text">
      <style:text-properties officeooo:rsid="01657261" style:font-size-asian="12pt" style:font-size-complex="12pt"/>
    </style:style>
    <style:style style:name="T441" style:family="text">
      <style:text-properties officeooo:rsid="04473353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d53468e" style:font-weight-asian="normal" style:font-weight-complex="normal"/>
    </style:style>
    <style:style style:name="T444" style:family="text">
      <style:text-properties fo:font-weight="normal" officeooo:rsid="0d5e9ec2" style:font-weight-asian="normal" style:font-weight-complex="normal"/>
    </style:style>
    <style:style style:name="T445" style:family="text">
      <style:text-properties fo:font-weight="normal" officeooo:rsid="0d516aa8" style:font-weight-asian="normal" style:font-weight-complex="normal"/>
    </style:style>
    <style:style style:name="T446" style:family="text">
      <style:text-properties officeooo:rsid="06049971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officeooo:rsid="06049971" style:font-weight-asian="bold" style:font-weight-complex="bold"/>
    </style:style>
    <style:style style:name="T449" style:family="text">
      <style:text-properties officeooo:rsid="0594b105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officeooo:rsid="0aace3cd"/>
    </style:style>
    <style:style style:name="T45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3" style:family="text">
      <style:text-properties fo:font-size="10pt" officeooo:rsid="06049971" style:font-size-asian="10pt" style:font-size-complex="10pt"/>
    </style:style>
    <style:style style:name="T454" style:family="text">
      <style:text-properties fo:font-size="10pt" officeooo:rsid="0d7d740a" style:font-size-asian="10pt" style:font-size-complex="10pt"/>
    </style:style>
    <style:style style:name="T455" style:family="text">
      <style:text-properties fo:font-size="10pt" officeooo:rsid="0dd66268" style:font-size-asian="10pt" style:font-style-asian="italic" style:font-size-complex="10pt" style:font-style-complex="italic"/>
    </style:style>
    <style:style style:name="T456" style:family="text">
      <style:text-properties fo:font-size="10pt" officeooo:rsid="06049971" style:font-size-asian="10pt" style:font-style-asian="italic" style:font-size-complex="10pt" style:font-style-complex="italic"/>
    </style:style>
    <style:style style:name="T457" style:family="text">
      <style:text-properties officeooo:rsid="0394a435"/>
    </style:style>
    <style:style style:name="T45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9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3" style:family="text">
      <style:text-properties fo:font-variant="normal" fo:text-transform="none" fo:color="#000000" style:text-line-through-style="none" style:text-line-through-type="none" style:font-name="Ubuntu4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4" style:family="text">
      <style:text-properties officeooo:rsid="0b668458"/>
    </style:style>
    <style:style style:name="T465" style:family="text">
      <style:text-properties officeooo:rsid="0c125172"/>
    </style:style>
    <style:style style:name="T466" style:family="text">
      <style:text-properties officeooo:rsid="0d2d19da"/>
    </style:style>
    <style:style style:name="T467" style:family="text">
      <style:text-properties officeooo:rsid="0d3bc5c4"/>
    </style:style>
    <style:style style:name="T468" style:family="text">
      <style:text-properties officeooo:rsid="0d3fc4ec"/>
    </style:style>
    <style:style style:name="T469" style:family="text">
      <style:text-properties officeooo:rsid="0d4b2054"/>
    </style:style>
    <style:style style:name="T470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1" style:family="text">
      <style:text-properties officeooo:rsid="0d781c5d"/>
    </style:style>
    <style:style style:name="T472" style:family="text">
      <style:text-properties officeooo:rsid="0d7d740a"/>
    </style:style>
    <style:style style:name="T473" style:family="text">
      <style:text-properties officeooo:rsid="0d87d73f"/>
    </style:style>
    <style:style style:name="T474" style:family="text">
      <style:text-properties officeooo:rsid="0d88b8d0"/>
    </style:style>
    <style:style style:name="T475" style:family="text">
      <style:text-properties fo:font-style="normal" style:font-style-asian="normal" style:font-style-complex="normal"/>
    </style:style>
    <style:style style:name="T476" style:family="text">
      <style:text-properties officeooo:rsid="0db2fd57"/>
    </style:style>
    <style:style style:name="T477" style:family="text">
      <style:text-properties officeooo:rsid="0db4d737"/>
    </style:style>
    <style:style style:name="T478" style:family="text">
      <style:text-properties officeooo:rsid="0db5d4ba"/>
    </style:style>
    <style:style style:name="T479" style:family="text">
      <style:text-properties officeooo:rsid="0db5fe7f"/>
    </style:style>
    <style:style style:name="T480" style:family="text">
      <style:text-properties officeooo:rsid="0d1ec96e"/>
    </style:style>
    <style:style style:name="T481" style:family="text">
      <style:text-properties officeooo:rsid="0d4a40eb"/>
    </style:style>
    <style:style style:name="T482" style:family="text">
      <style:text-properties officeooo:rsid="0d53468e"/>
    </style:style>
    <style:style style:name="T483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4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35">C</text:span></text:span><text:span text:style-name="Strong_20_Emphasis"><text:span text:style-name="T330">hecklist voor </text:span></text:span><text:span text:style-name="Strong_20_Emphasis"><text:span text:style-name="T339">de installatie</text:span></text:span><text:span text:style-name="Strong_20_Emphasis"><text:span text:style-name="T330"> van </text:span></text:span><text:reference-mark-start text:name="Distributie"/><text:span text:style-name="Strong_20_Emphasis"><text:span text:style-name="T340">Debian</text:span></text:span><text:reference-mark-end text:name="Distributie"/><text:span text:style-name="Strong_20_Emphasis"><text:span text:style-name="T333"> </text:span></text:span><text:reference-mark-start text:name="Versie"/><text:span text:style-name="Strong_20_Emphasis"><text:span text:style-name="T340">1</text:span></text:span><text:span text:style-name="Strong_20_Emphasis"><text:span text:style-name="T338">0</text:span></text:span><text:reference-mark-end text:name="Versie"/><text:span text:style-name="Strong_20_Emphasis"><text:span text:style-name="T341"> LTS</text:span></text:span><text:span text:style-name="Strong_20_Emphasis"><text:span text:style-name="T331"><text:note text:id="ftn1" text:note-class="footnote"><text:note-citation>1</text:note-citation><text:note-body><text:p text:style-name="P91"><text:span text:style-name="T457">Deze versie heeft codenaam </text:span><text:span text:style-name="T378">B</text:span><text:span text:style-name="T464">uster </text:span><text:span text:style-name="T465">(buster)</text:span><text:span text:style-name="T464"> </text:span><text:span text:style-name="T379">en is een zogenaamde LTS-versie (Long-Term Support, langetermijnondersteuning). <text:s/></text:span><text:span text:style-name="T380">Deze</text:span><text:span text:style-name="T379"> LTS-versie versch</text:span><text:span text:style-name="T380">een </text:span><text:span text:style-name="T387">in </text:span><text:span text:style-name="T380">juli</text:span><text:span text:style-name="T379"> 20</text:span><text:span text:style-name="T380">19</text:span><text:span text:style-name="T379"> en wordt vanaf vrijgave </text:span><text:span text:style-name="T387">vijf</text:span><text:span text:style-name="T379"> jaar ondersteund</text:span><text:span text:style-name="T381"> </text:span><text:span text:style-name="T379">(</text:span><text:span text:style-name="T382">updates </text:span><text:span text:style-name="T379">tot </text:span><text:span text:style-name="T380">juli </text:span><text:span text:style-name="T379">202</text:span><text:span text:style-name="T380">4</text:span><text:span text:style-name="T381">)</text:span><text:span text:style-name="T383">.</text:span></text:p></text:note-body></text:note></text:span></text:span><text:span text:style-name="Strong_20_Emphasis"><text:span text:style-name="T331"> </text:span></text:span><text:reference-mark-start text:name="Editie"/><text:span text:style-name="Strong_20_Emphasis"><text:span text:style-name="T332">desktop</text:span></text:span><text:reference-mark-end text:name="Editie"/><text:span text:style-name="Strong_20_Emphasis"><text:span text:style-name="T334">.</text:span></text:span></text:p>
      <text:p text:style-name="P13"/>
      <text:p text:style-name="P32"><text:span text:style-name="T20">Kijk op</text:span><text:span text:style-name="T33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0"> </text:span><text:span text:style-name="T402">voor</text:span><text:span text:style-name="T403"> </text:span><text:span text:style-name="T404">deze en andere </text:span><text:span text:style-name="T21">checklists, scripts, en overige bestanden.</text:span></text:p>
      <text:p text:style-name="P25"/>
      <text:p text:style-name="P56"><text:span text:style-name="T209">D</text:span><text:span text:style-name="T208">it is een invulbare PD</text:span><text:span text:style-name="T210">F</text:span><text:span text:style-name="T208"> met tekst- en keuzevakken; </text:span><text:span text:style-name="T211">a</text:span><text:span text:style-name="T208">fdrukken is niet noodzakelijk.</text:span></text:p>
      <text:p text:style-name="P14"/>
      <text:p text:style-name="P14"/>
      <text:p text:style-name="P14">V<text:span text:style-name="T438">ul de waarden in het tekstvak achter de </text:span><text:span text:style-name="Definition"><text:span text:style-name="T439">schuingedrukte</text:span></text:span> <text:span text:style-name="T439">woorden </text:span><text:span text:style-name="T433">(zie toelichting)</text:span><text:span text:style-name="T439">:</text:span></text:p>
      <text:p text:style-name="P4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<text:tab/><text:tab/></text:span></text:span><text:span text:style-name="Definition"><text:span text:style-name="T401"> <text:tab/><text:tab/></text:span></text:span><text:span text:style-name="T411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11"><text:tab/></text:span><text:span text:style-name="T412">(</text:span><text:span text:style-name="T430">volledige naam, bijv. </text:span><text:span text:style-name="T432">Karel Kamer</text:span><text:span text:style-name="T431">)</text:span></text:p>
      <text:p text:style-name="Standard"><text:span text:style-name="Definition"><text:span text:style-name="T409">g</text:span></text:span><text:span text:style-name="Definition"><text:span text:style-name="T408">ebruikersnaam<text:tab/><text:tab/></text:span></text:span><text:span text:style-name="Definition"><text:span text:style-name="T408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08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24">c</text:span></text:span><text:span text:style-name="Definition"><text:span text:style-name="T423">omputernaam<text:tab/><text:tab/></text:span></text:span><text:span text:style-name="Definition"><text:span text:style-name="T411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unieke naam van de compute</text:span></text:span><text:span text:style-name="Definition"><text:span text:style-name="T414">r</text:span></text:span><text:span text:style-name="Definition"><text:span text:style-name="T415">)</text:span></text:span></text:p>
      <text:p text:style-name="P3"><text:span text:style-name="Definition"><text:span text:style-name="T409">o</text:span></text:span><text:span text:style-name="Definition"><text:span text:style-name="T408">pstartmenu</text:span></text:span><text:span text:style-name="Definition"><text:span text:style-name="T411"><text:tab/><text:tab/><text:tab/></text:span></text:span><text:span text:style-name="Definition"><text:span text:style-name="T411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to</text:span></text:span><text:span text:style-name="Definition"><text:span text:style-name="T420">ets voor het opstartmedium</text:span></text:span><text:span text:style-name="Definition"><text:span text:style-name="T421">)</text:span></text:span></text:p>
      <text:p text:style-name="P3"><text:span text:style-name="Definition"><text:span text:style-name="T425">i</text:span></text:span><text:span text:style-name="Definition"><text:span text:style-name="T426">nstellingen</text:span></text:span><text:span text:style-name="T415"><text:tab/> <text:tab/><text:tab/></text:span><text:span text:style-name="T415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15"><text:tab/>(</text:span><text:span text:style-name="T413">toets voor het BIOS/UEFI-scherm</text:span><text:span text:style-name="T415">)</text:span></text:p>
      <text:p text:style-name="P6"><text:span text:style-name="Definition"><text:span text:style-name="T405">2</text:span></text:span><text:span text:style-name="Definition"><text:span text:style-name="T407">e </text:span></text:span><text:span text:style-name="Definition"><text:span text:style-name="T427">gebr</text:span></text:span><text:span text:style-name="Definition"><text:span text:style-name="T405">uiker </text:span></text:span><text:span text:style-name="Definition"><text:span text:style-name="T406">(evt.)</text:span></text:span><text:span text:style-name="T415"><text:tab/></text:span><text:span text:style-name="T415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15"><text:tab/>(volledige naam </text:span><text:span text:style-name="T418">evt. </text:span><text:span text:style-name="T422">2</text:span><text:span text:style-name="T434">e</text:span><text:span text:style-name="T422"> </text:span><text:span text:style-name="T415">gebruiker)</text:span></text:p>
      <text:p text:style-name="P6"><text:span text:style-name="Definition"><text:span text:style-name="T405">2</text:span></text:span><text:span text:style-name="Definition"><text:span text:style-name="T407">e</text:span></text:span><text:span text:style-name="Definition"><text:span text:style-name="T405"> </text:span></text:span><text:span text:style-name="Definition"><text:span text:style-name="T428">g</text:span></text:span><text:span text:style-name="Definition"><text:span text:style-name="T429">ebruikersnaam</text:span></text:span><text:span text:style-name="T415"><text:tab/></text:span><text:span text:style-name="T415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15"><text:tab/>(</text:span><text:span text:style-name="T413">korte naam </text:span><text:span text:style-name="T418">ev</text:span><text:span text:style-name="T419">entuele</text:span><text:span text:style-name="T418"> </text:span><text:span text:style-name="T422">2</text:span><text:span text:style-name="T434">e</text:span><text:span text:style-name="T422"> </text:span><text:span text:style-name="T416">gebr</text:span><text:span text:style-name="T417">uiker</text:span><text:span text:style-name="T415">)</text:span></text:p>
      <text:p text:style-name="P5"><text:span text:style-name="T349">Vervang </text:span><text:span text:style-name="Definition"><text:span text:style-name="T17">schuingedrukte</text:span></text:span><text:span text:style-name="T349"> </text:span><text:span text:style-name="T350">woorden </text:span><text:span text:style-name="T349">in deze checklist door </text:span><text:span text:style-name="T350">boven</text:span><text:span text:style-name="T349">staande waarden.</text:span></text:p>
      <text:p text:style-name="P15"/>
      <text:p text:style-name="P2"><text:span text:style-name="Strong_20_Emphasis"><text:span text:style-name="T344"/></text:span></text:p>
      <text:p text:style-name="P35"><text:span text:style-name="Strong_20_Emphasis"><text:span text:style-name="T141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1"><text:s/><text:tab/></text:span></text:span><text:span text:style-name="T345">Nog niet op Linux?<text:tab/></text:span><text:span text:style-name="T373"></text:span><text:span text:style-name="T351"> </text:span><text:span text:style-name="T352">G</text:span><text:span text:style-name="T346">ebruik </text:span><text:span text:style-name="Strong_20_Emphasis"><text:span text:style-name="T398">Checklist migratie</text:span></text:span><text:span text:style-name="T34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7"> onder </text:span><text:span text:style-name="T357">Linux</text:span><text:span text:style-name="T348">.</text:span></text:p>
      <text:p text:style-name="P49"><text:span text:style-name="Strong_20_Emphasis"><text:span text:style-name="T141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1"><text:s/><text:tab/></text:span></text:span><text:span text:style-name="T353">Nieuwe installatie?<text:tab/></text:span><text:span text:style-name="T374"></text:span><text:span text:style-name="T356"><text:tab/></text:span><text:span text:style-name="T355">B</text:span><text:span text:style-name="T353">egin bij hoofdstuk </text:span><text:span text:style-name="T353"><text:bookmark-ref text:reference-format="page" text:ref-name="__RefNumPara__4009_1271708128">2</text:bookmark-ref></text:span><text:span text:style-name="T353"><text:s text:c="2"/></text:span><text:span text:style-name="T354"><text:bookmark-ref text:reference-format="text" text:ref-name="__RefNumPara__4009_1271708128">Installatie uitvoeren</text:bookmark-ref></text:span><text:span text:style-name="T354">.</text:span></text:p>
      <text:p text:style-name="P1"><text:span text:style-name="Strong_20_Emphasis"><text:span text:style-name="T343"/></text:span></text:p>
      <text:list xml:id="list3550699649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341873009264">
          <table:table-cell table:style-name="_31_._5f_Installatie_5f_voorbereiden.A1" office:value-type="string">
            <text:p text:style-name="P37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341873009744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3"><text:span text:style-name="T375">De </text:span><text:span text:style-name="T395">Super</text:span><text:span text:style-name="T375">-toets is de Windows</text:span><text:span text:style-name="T376">-</text:span><text:span text:style-name="T377">toets</text:span><text:span text:style-name="T375">, </text:span><text:span text:style-name="T376">C</text:span><text:span text:style-name="T375">ommand-</text:span><text:span text:style-name="T377">toets</text:span><text:span text:style-name="T375">, of </text:span><text:span text:style-name="T376">V</text:span><text:span text:style-name="T375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3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4341873010336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80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54">Enter</text:span></text:span><text:span text:style-name="Strong_20_Emphasis"><text:span text:style-name="T87">-toets:<text:line-break/></text:span></text:span><text:span text:style-name="User_20_Entry"><text:span text:style-name="T326">sudo</text:span></text:span><text:span text:style-name="User_20_Entry"><text:span text:style-name="T325"> </text:span></text:span><text:span text:style-name="User_20_Entry"><text:span text:style-name="T326">apt install wget</text:span></text:span></text:p>
            <text:p text:style-name="P81"><text:span text:style-name="User_20_Entry"><text:span text:style-name="T325">wget karelzimmer.nl/</text:span></text:span><text:span text:style-name="User_20_Entry"><text:span text:style-name="T329">kz</text:span></text:span><text:span text:style-name="User_20_Entry"><text:span text:style-name="T325"><text:line-break/>bash </text:span></text:span><text:span text:style-name="User_20_Entry"><text:span text:style-name="T329">kz</text:span></text:span></text:p>
            <text:p text:style-name="P78"><text:span text:style-name="User_20_Entry"><text:span text:style-name="T327">exit</text:span></text:span></text:p>
          </table:table-cell>
        </table:table-row>
        <table:table-row table:style-name="TableLine9434187301092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41873011520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53">Super</text:span></text:span><text:span text:style-name="Strong_20_Emphasis"><text:span text:style-name="T99">-toets</text:span></text:span><text:span text:style-name="Strong_20_Emphasis"><text:span text:style-name="T321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09"> </text:span></text:span><text:span text:style-name="Strong_20_Emphasis"><text:span text:style-name="T291">Installatiem</text:span></text:span><text:span text:style-name="Strong_20_Emphasis"><text:span text:style-name="T290">enu</text:span></text:span><text:span text:style-name="Strong_20_Emphasis"><text:span text:style-name="T99">.</text:span></text:span></text:p>
          </table:table-cell>
        </table:table-row>
        <table:table-row table:style-name="TableLine94341873012112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8">1</text:span></text:span><text:span text:style-name="Strong_20_Emphasis"><text:span text:style-name="T294"> - </text:span></text:span><text:span text:style-name="Strong_20_Emphasis"><text:span text:style-name="T295">In</text:span></text:span><text:span text:style-name="Strong_20_Emphasis"><text:span text:style-name="T301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873012704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3">Volg de aanwijzingen op het scherm.</text:span></text:span></text:p>
          </table:table-cell>
        </table:table-row>
        <table:table-row table:style-name="TableLine9434187301329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341873013888">
          <table:table-cell table:style-name="_31_._5f_Installatie_5f_voorbereiden.A1" office:value-type="string">
            <text:p text:style-name="P87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55"> </text:span></text:span><text:span text:style-name="Strong_20_Emphasis"><text:span text:style-name="T184">Ins</text:span></text:span><text:span text:style-name="Strong_20_Emphasis"><text:span text:style-name="T185">tallatiemenu</text:span></text:span><text:span text:style-name="Strong_20_Emphasis"><text:span text:style-name="T143"> </text:span></text:span><text:span text:style-name="Strong_20_Emphasis"><text:span text:style-name="T121">en </text:span></text:span><text:span text:style-name="User_20_Entry"><text:span text:style-name="T202">kies <text:line-break/></text:span></text:span><text:span text:style-name="User_20_Entry"><text:span text:style-name="T204">5</text:span></text:span><text:span text:style-name="User_20_Entry"><text:span text:style-name="T205"> -</text:span></text:span><text:span text:style-name="User_20_Entry"><text:span text:style-name="T206"> </text:span></text:span><text:span text:style-name="User_20_Entry"><text:span text:style-name="T204">Opdrachtenmenu</text:span></text:span><text:span text:style-name="User_20_Entry"><text:span text:style-name="T203"> en daarna </text:span></text:span><text:span text:style-name="User_20_Entry"><text:span text:style-name="T204">9 - Instellijst</text:span></text:span><text:span text:style-name="User_20_Entry"><text:span text:style-name="T207"> </text:span></text:span><text:span text:style-name="User_20_Entry"><text:span text:style-name="T199">maken</text:span></text:span><text:span text:style-name="User_20_Entry"><text:span text:style-name="T202">.</text:span></text:span></text:p>
          </table:table-cell>
        </table:table-row>
      </table:table>
      <text:p text:style-name="P29"/>
      <text:list xml:id="list92008620233461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182737587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4"><text:span text:style-name="T368">Start de computer op vanaf </text:span><text:span text:style-name="T369">een </text:span><text:span text:style-name="T369"><text:reference-ref text:reference-format="text" text:ref-name="Distributie">Debian</text:reference-ref></text:span><text:span text:style-name="T369"><text:s/></text:span><text:span text:style-name="T371">(</text:span><text:span text:style-name="T370">Live</text:span><text:span text:style-name="T218"><text:note text:id="ftn3" text:note-class="footnote"><text:note-citation>1</text:note-citation><text:note-body><text:p text:style-name="P88"><text:span text:style-name="T441">Vanaf ee</text:span>n Live <text:span text:style-name="T451">USB-stick of </text:span><text:span text:style-name="T384">CD</text:span><text:span text:style-name="T6"> </text:span>kunt <text:span text:style-name="T441">u opstarten en</text:span> met <text:reference-ref text:reference-format="text" text:ref-name="Distributie">Debian</text:reference-ref><text:s/>werken zonder deze te installeren.</text:p></text:note-body></text:note></text:span><text:span text:style-name="T220">)</text:span><text:span text:style-name="T370"> </text:span><text:span text:style-name="T370"><text:reference-ref text:reference-format="text" text:ref-name="Versie">10</text:reference-ref></text:span><text:span text:style-name="T213"><text:s/></text:span><text:span text:style-name="T217">GNOME</text:span><text:span text:style-name="T213"> </text:span><text:span text:style-name="T216">USB-stick</text:span><text:span text:style-name="T216"><text:note text:id="ftn4" text:note-class="footnote"><text:note-citation>2</text:note-citation><text:note-body><text:p text:style-name="P95">Downloa<text:span text:style-name="T471">d</text:span><text:span text:style-name="T467"> </text:span><text:span text:style-name="T386">e</text:span><text:span text:style-name="T474">e</text:span><text:span text:style-name="T476">n</text:span><text:span text:style-name="T474"> </text:span><text:span text:style-name="T471">Netwerk installer </text:span><text:span text:style-name="T467">CD</text:span><text:span text:style-name="T471"> vanaf</text:span><text:span text:style-name="Strong_20_Emphasis"><text:span text:style-name="T225"> </text:span></text:span><text:a xlink:type="simple" xlink:href="https://debian.org/" text:style-name="Internet_20_link" text:visited-style-name="Visited_20_Internet_20_Link"><text:span text:style-name="Internet_20_link"><text:span text:style-name="T399">debian.org</text:span></text:span></text:a><text:span text:style-name="Strong_20_Emphasis"><text:span text:style-name="T226"> </text:span></text:span><text:span text:style-name="Strong_20_Emphasis"><text:span text:style-name="T228">(klik op de knop </text:span></text:span><text:span text:style-name="Strong_20_Emphasis"><text:span text:style-name="T256">Download</text:span></text:span><text:span text:style-name="Strong_20_Emphasis"><text:span text:style-name="T228">) </text:span></text:span><text:span text:style-name="Strong_20_Emphasis"><text:span text:style-name="T227">of <text:line-break/></text:span></text:span><text:span text:style-name="Strong_20_Emphasis"><text:span text:style-name="T242">download </text:span></text:span><text:span text:style-name="Strong_20_Emphasis"><text:span text:style-name="T252">e</text:span></text:span><text:span text:style-name="Strong_20_Emphasis"><text:span text:style-name="T243">e</text:span></text:span><text:span text:style-name="Strong_20_Emphasis"><text:span text:style-name="T247">n</text:span></text:span><text:span text:style-name="Strong_20_Emphasis"><text:span text:style-name="T243"> </text:span></text:span><text:span text:style-name="T466">Live CD </text:span><text:span text:style-name="T471">vanaf</text:span><text:span text:style-name="Strong_20_Emphasis"><text:span text:style-name="T222"> </text:span></text:span><text:a xlink:type="simple" xlink:href="https://debian.org/CD/live/" text:style-name="Internet_20_link" text:visited-style-name="Visited_20_Internet_20_Link"><text:span text:style-name="Internet_20_link"><text:span text:style-name="T400">debian.org/CD/live</text:span></text:span></text:a><text:span text:style-name="Strong_20_Emphasis"><text:span text:style-name="T226"> </text:span></text:span><text:span text:style-name="Strong_20_Emphasis"><text:span text:style-name="T235">(</text:span></text:span><text:span text:style-name="Strong_20_Emphasis"><text:span text:style-name="T245">kies </text:span></text:span><text:span text:style-name="Strong_20_Emphasis"><text:span text:style-name="T235">debian-</text:span></text:span><text:span text:style-name="Strong_20_Emphasis"><text:span text:style-name="T241">live-</text:span></text:span><text:span text:style-name="Strong_20_Emphasis"><text:span text:style-name="T235">...-gnome.iso), </text:span></text:span><text:span text:style-name="Strong_20_Emphasis"><text:span text:style-name="T243">of</text:span></text:span></text:p><text:p text:style-name="P96"><text:span text:style-name="Strong_20_Emphasis"><text:span text:style-name="T221"><text:tab/>dow</text:span></text:span><text:span text:style-name="Strong_20_Emphasis"><text:span text:style-name="T243">nload </text:span></text:span><text:span text:style-name="Strong_20_Emphasis"><text:span text:style-name="T252">e</text:span></text:span><text:span text:style-name="Strong_20_Emphasis"><text:span text:style-name="T246">e</text:span></text:span><text:span text:style-name="Strong_20_Emphasis"><text:span text:style-name="T247">n</text:span></text:span><text:span text:style-name="Strong_20_Emphasis"><text:span text:style-name="T260"> </text:span></text:span><text:span text:style-name="Strong_20_Emphasis"><text:span text:style-name="T243">Live CD </text:span></text:span><text:span text:style-name="Strong_20_Emphasis"><text:span text:style-name="T251">met</text:span></text:span><text:span text:style-name="Strong_20_Emphasis"><text:span text:style-name="T243"> firmwarebestanden</text:span></text:span><text:span text:style-name="Strong_20_Emphasis"><text:span text:style-name="T322"><text:note-ref text:note-class="footnote" text:reference-format="text" text:ref-name="ftn6">4</text:note-ref></text:span></text:span><text:span text:style-name="Strong_20_Emphasis"><text:span text:style-name="T324"> </text:span></text:span><text:span text:style-name="Strong_20_Emphasis"><text:span text:style-name="T243">(</text:span></text:span><text:span text:style-name="Strong_20_Emphasis"><text:span text:style-name="T248">kies </text:span></text:span><text:span text:style-name="Strong_20_Emphasis"><text:span text:style-name="T243">debian-</text:span></text:span><text:span text:style-name="Strong_20_Emphasis"><text:span text:style-name="T248">live-</text:span></text:span><text:span text:style-name="Strong_20_Emphasis"><text:span text:style-name="T235">...-gnome</text:span></text:span><text:span text:style-name="Strong_20_Emphasis"><text:span text:style-name="T243">+non-fre</text:span></text:span><text:span text:style-name="Strong_20_Emphasis"><text:span text:style-name="T244">e</text:span></text:span><text:span text:style-name="Strong_20_Emphasis"><text:span text:style-name="T243">.iso), </text:span></text:span><text:span text:style-name="Strong_20_Emphasis"><text:span text:style-name="T221">e</text:span></text:span><text:span text:style-name="Strong_20_Emphasis"><text:span text:style-name="T224">n</text:span></text:span></text:p><text:p text:style-name="P96"><text:span text:style-name="Strong_20_Emphasis"><text:span text:style-name="T224"><text:tab/></text:span></text:span>plaats een USB-stick <text:span text:style-name="T477">van </text:span>min<text:span text:style-name="T478">imaal</text:span> 4 GB.</text:p><text:p text:style-name="P92"><text:tab/><text:span text:style-name="Strong_20_Emphasis"><text:span text:style-name="T250">G</text:span></text:span><text:span text:style-name="Strong_20_Emphasis"><text:span text:style-name="T230">ebruik </text:span></text:span><text:span text:style-name="Strong_20_Emphasis"><text:span text:style-name="T231">het programma balenaEtche</text:span></text:span><text:span text:style-name="Strong_20_Emphasis"><text:span text:style-name="T232">r</text:span></text:span><text:span text:style-name="Strong_20_Emphasis"><text:span text:style-name="T231"> </text:span></text:span><text:span text:style-name="Strong_20_Emphasis"><text:span text:style-name="T233">(</text:span></text:span><text:a xlink:type="simple" xlink:href="https://www.balena.io/etcher/" text:style-name="Internet_20_link" text:visited-style-name="Visited_20_Internet_20_Link"><text:span text:style-name="Strong_20_Emphasis"><text:span text:style-name="T470">etcher.io</text:span></text:span></text:a><text:span text:style-name="Strong_20_Emphasis"><text:span text:style-name="T233">) </text:span></text:span><text:span text:style-name="Strong_20_Emphasis"><text:span text:style-name="T240">om de CD naar de USB-stick te schrijven</text:span></text:span><text:span text:style-name="Strong_20_Emphasis"><text:span text:style-name="T233">; </text:span></text:span><text:span text:style-name="Strong_20_Emphasis"><text:span text:style-name="T231">balenaEtche</text:span></text:span><text:span text:style-name="Strong_20_Emphasis"><text:span text:style-name="T232">r</text:span></text:span><text:span text:style-name="Strong_20_Emphasis"><text:span text:style-name="T236"> is</text:span></text:span><text:span text:style-name="Strong_20_Emphasis"><text:span text:style-name="T233"> </text:span></text:span><text:span text:style-name="Strong_20_Emphasis"><text:span text:style-name="T229">beschikbaar voor </text:span></text:span><text:span text:style-name="Strong_20_Emphasis"><text:span text:style-name="T237">Windows, </text:span></text:span><text:span text:style-name="Strong_20_Emphasis"><text:span text:style-name="T238">OS X</text:span></text:span><text:span text:style-name="Strong_20_Emphasis"><text:span text:style-name="T231">, </text:span></text:span><text:span text:style-name="Strong_20_Emphasis"><text:span text:style-name="T233">en </text:span></text:span><text:span text:style-name="Strong_20_Emphasis"><text:span text:style-name="T239">GNU/</text:span></text:span><text:span text:style-name="Strong_20_Emphasis"><text:span text:style-name="T231">Linux</text:span></text:span><text:span text:style-name="Strong_20_Emphasis"><text:span text:style-name="T234">.</text:span></text:span></text:p></text:note-body></text:note></text:span><text:span text:style-name="T216"> </text:span><text:span text:style-name="T219">of</text:span><text:span text:style-name="T216"> </text:span><text:span text:style-name="T212">C</text:span><text:span text:style-name="T216">D</text:span><text:span text:style-name="T21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39"><text:span text:style-name="T214">Opstartmenu/</text:span><text:span text:style-name="T215">boot menu</text:span><text:span text:style-name="T214"> </text:span><text:span text:style-name="T213">via </text:span><text:span text:style-name="Definition"><text:span text:style-name="T440">opstartmenu</text:span></text:span><text:span text:style-name="T213">, </text:span><text:span text:style-name="T214">instellingen/</text:span><text:span text:style-name="T215">setup</text:span><text:span text:style-name="T213"> via </text:span><text:span text:style-name="Definition"><text:span text:style-name="T440">instellingen</text:span></text:span><text:span text:style-name="T213">.</text:span></text:p>
          </table:table-cell>
        </table:table-row>
        <table:table-row table:style-name="TableLine9434185422467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4">Graphical </text:span></text:span><text:span text:style-name="Strong_20_Emphasis"><text:span text:style-name="T195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49">Enter</text:span></text:span><text:span text:style-name="Strong_20_Emphasis"><text:span text:style-name="T127">-toets.</text:span></text:span></text:p>
          </table:table-cell>
        </table:table-row>
        <table:table-row table:style-name="TableLine943418998861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0">S</text:span></text:span><text:span text:style-name="Strong_20_Emphasis"><text:span text:style-name="T263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6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6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41899887968">
          <table:table-cell table:style-name="_32_._5f_Installatie_5f_uitvoeren.A1" office:value-type="string">
            <text:p text:style-name="P50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3"> </text:span></text:span><text:span text:style-name="Strong_20_Emphasis"><text:span text:style-name="T307">Volgende.</text:span></text:span></text:p>
          </table:table-cell>
        </table:table-row>
        <table:table-row table:style-name="TableLine94341895128464">
          <table:table-cell table:style-name="_32_._5f_Installatie_5f_uitvoeren.A1" office:value-type="string">
            <text:p text:style-name="P74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5">O</text:span></text:span><text:span text:style-name="Strong_20_Emphasis"><text:span text:style-name="T156">p </text:span></text:span><text:span text:style-name="Strong_20_Emphasis"><text:span text:style-name="T157">het </text:span></text:span><text:span text:style-name="Strong_20_Emphasis"><text:span text:style-name="T158">scherm </text:span></text:span><text:span text:style-name="Strong_20_Emphasis"><text:span text:style-name="T312">H</text:span></text:span><text:span text:style-name="Strong_20_Emphasis"><text:span text:style-name="T271">et t</text:span></text:span><text:span text:style-name="Strong_20_Emphasis"><text:span text:style-name="T270">oetsenbord </text:span></text:span><text:span text:style-name="Strong_20_Emphasis"><text:span text:style-name="T271">configureren</text:span></text:span><text:span text:style-name="Strong_20_Emphasis"><text:span text:style-name="T158"> </text:span></text:span><text:span text:style-name="Strong_20_Emphasis"><text:span text:style-name="T159">controleer </text:span></text:span><text:span text:style-name="Strong_20_Emphasis"><text:span text:style-name="T160">de </text:span></text:span><text:span text:style-name="Strong_20_Emphasis"><text:span text:style-name="T159">toetsenbordindeling </text:span></text:span><text:span text:style-name="Strong_20_Emphasis"><text:span text:style-name="T161">en </text:span></text:span><text:span text:style-name="Strong_20_Emphasis"><text:span text:style-name="T155">klik </text:span></text:span><text:span text:style-name="Strong_20_Emphasis"><text:span text:style-name="T158">op</text:span></text:span><text:span text:style-name="Strong_20_Emphasis"><text:span text:style-name="T200">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72">.</text:span></text:span></text:p>
          </table:table-cell>
        </table:table-row>
        <table:table-row table:style-name="TableLine9434189512905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69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7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4"><text:span text:style-name="T385">R</text:span><text:span text:style-name="T472">aadpleeg </text:span><text:a xlink:type="simple" xlink:href="https://wiki.debian.org/Firmware" text:style-name="Internet_20_link" text:visited-style-name="Visited_20_Internet_20_Link"><text:span text:style-name="T454">wiki.debian.org/Firmware</text:span></text:a> <text:span text:style-name="T473">voor firmwarebestanden </text:span><text:span text:style-name="T479">voor, </text:span><text:span text:style-name="T473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7">Nee</text:span></text:span><text:span text:style-name="Strong_20_Emphasis"><text:span text:style-name="T137"> om dit later op te lossen</text:span></text:span><text:span text:style-name="Strong_20_Emphasis"><text:span text:style-name="T322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95129648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11">H</text:span></text:span><text:span text:style-name="Strong_20_Emphasis"><text:span text:style-name="T264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9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9513024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65">Gebruikers en wachtwoorden instellen</text:span></text:span><text:span text:style-name="Strong_20_Emphasis"><text:span text:style-name="T280"> </text:span></text:span><text:span text:style-name="Strong_20_Emphasis"><text:span text:style-name="T281">bij</text:span></text:span><text:span text:style-name="Strong_20_Emphasis"><text:span text:style-name="T280"> </text:span></text:span><text:span text:style-name="Strong_20_Emphasis"><text:span text:style-name="T266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95130832">
          <table:table-cell table:style-name="_32_._5f_Installatie_5f_uitvoeren.A1" office:value-type="string">
            <text:p text:style-name="P63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65">Gebruikers en wachtwoorden instellen</text:span></text:span><text:span text:style-name="Strong_20_Emphasis"><text:span text:style-name="T280"> </text:span></text:span><text:span text:style-name="Strong_20_Emphasis"><text:span text:style-name="T281">bij</text:span></text:span><text:span text:style-name="Strong_20_Emphasis"><text:span text:style-name="T280"> </text:span></text:span><text:span text:style-name="Strong_20_Emphasis"><text:span text:style-name="T266">Wat is </text:span></text:span><text:span text:style-name="Strong_20_Emphasis"><text:span text:style-name="T268">het wachtwoord voor de nieuwe gebruiker</text:span></text:span><text:span text:style-name="Strong_20_Emphasis"><text:span text:style-name="T266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9513142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317">bij</text:span></text:span><text:span text:style-name="Strong_20_Emphasis"><text:span text:style-name="T282"> </text:span></text:span><text:span text:style-name="Strong_20_Emphasis"><text:span text:style-name="T267">Schijfindelingsmethode</text:span></text:span><text:span text:style-name="Strong_20_Emphasis"><text:span text:style-name="T262"> </text:span></text:span><text:span text:style-name="Strong_20_Emphasis"><text:span text:style-name="T62">wordt </text:span></text:span><text:span text:style-name="Strong_20_Emphasis"><text:span text:style-name="T201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0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0">Volgende</text:span></text:span><text:span text:style-name="Strong_20_Emphasis"><text:span text:style-name="T62">.</text:span></text:span></text:p>
          </table:table-cell>
        </table:table-row>
        <table:table-row table:style-name="TableLine94341895132016">
          <table:table-cell table:style-name="_32_._5f_Installatie_5f_uitvoeren.A1" office:value-type="string">
            <text:p text:style-name="P72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283">en </text:span></text:span><text:span text:style-name="Strong_20_Emphasis"><text:span text:style-name="T304">Data … wordt gewist</text:span></text:span><text:span text:style-name="Strong_20_Emphasis"><text:span text:style-name="T283"> klik </text:span></text:span><text:span text:style-name="Strong_20_Emphasis"><text:span text:style-name="T284">evt. </text:span></text:span><text:span text:style-name="Strong_20_Emphasis"><text:span text:style-name="T283">op </text:span></text:span><text:span text:style-name="Strong_20_Emphasis"><text:span text:style-name="T198">Annuleren</text:span></text:span><text:span text:style-name="Strong_20_Emphasis"><text:span text:style-name="T23">.</text:span></text:span></text:p>
          </table:table-cell>
        </table:table-row>
        <table:table-row table:style-name="TableLine94341895132608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1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6">Volgende</text:span></text:span><text:span text:style-name="Strong_20_Emphasis"><text:span text:style-name="T131">.</text:span></text:span></text:p>
          </table:table-cell>
        </table:table-row>
        <table:table-row table:style-name="TableLine94341895133200">
          <table:table-cell table:style-name="_32_._5f_Installatie_5f_uitvoeren.A1" office:value-type="string">
            <text:p text:style-name="P77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318">met</text:span></text:span><text:span text:style-name="Strong_20_Emphasis"><text:span text:style-name="T30"> </text:span></text:span><text:span text:style-name="Strong_20_Emphasis"><text:span text:style-name="T262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2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5">V</text:span></text:span><text:span text:style-name="Strong_20_Emphasis"><text:span text:style-name="T169">olgende</text:span></text:span><text:span text:style-name="Strong_20_Emphasis"><text:span text:style-name="T23">.</text:span></text:span></text:p>
          </table:table-cell>
        </table:table-row>
        <table:table-row table:style-name="TableLine94341895133792">
          <table:table-cell table:style-name="_32_._5f_Installatie_5f_uitvoeren.A1" office:value-type="string">
            <text:p text:style-name="P76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75">Als</text:span> het scherm <text:span text:style-name="T447">Software-selectie</text:span> verschijnt, <text:span text:style-name="T450">dat is als de Netwerk installer CD wordt gebruikt</text:span>, klik <text:span text:style-name="T468">in keuzevak </text:span>voor <text:span text:style-name="T447">GNOME</text:span> en klik op <text:span text:style-name="T447">Volgende</text:span>.</text:p>
          </table:table-cell>
        </table:table-row>
        <table:table-row table:style-name="TableLine9434189513438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3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3">Apparaat waarop de opstartlader geïnstalleerd wordt</text:span></text:span><text:span text:style-name="Strong_20_Emphasis"><text:span text:style-name="T69"> selecteer </text:span></text:span><text:span text:style-name="Strong_20_Emphasis"><text:span text:style-name="T193">/dev/...</text:span></text:span><text:span text:style-name="Strong_20_Emphasis"><text:span text:style-name="T69"> en klik op </text:span></text:span><text:span text:style-name="Strong_20_Emphasis"><text:span text:style-name="T193">Volgende</text:span></text:span><text:span text:style-name="Strong_20_Emphasis"><text:span text:style-name="T69">.</text:span></text:span></text:p>
          </table:table-cell>
        </table:table-row>
        <table:table-row table:style-name="TableLine943418951349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190684200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6">C</text:span></text:span><text:span text:style-name="Strong_20_Emphasis"><text:span text:style-name="T151">D</text:span></text:span><text:span text:style-name="Strong_20_Emphasis"><text:span text:style-name="T323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45">druk </text:span></text:span><text:span text:style-name="Strong_20_Emphasis"><text:span text:style-name="T153">op</text:span></text:span><text:span text:style-name="Strong_20_Emphasis"><text:span text:style-name="T145"> </text:span></text:span><text:span text:style-name="Strong_20_Emphasis"><text:span text:style-name="T127">de </text:span></text:span><text:span text:style-name="Strong_20_Emphasis"><text:span text:style-name="T249">Enter</text:span></text:span><text:span text:style-name="Strong_20_Emphasis"><text:span text:style-name="T127">-toets</text:span></text:span><text:span text:style-name="Strong_20_Emphasis"><text:span text:style-name="T154">.</text:span></text:span></text:p>
          </table:table-cell>
        </table:table-row>
      </table:table>
      <text:p text:style-name="P38"><text:span text:style-name="Strong_20_Emphasis"><text:span text:style-name="T145"/></text:span></text:p>
      <text:list xml:id="list92008412407606" text:continue-numbering="true" text:style-name="L1">
        <text:list-item>
          <text:p text:style-name="P101"><text:span text:style-name="Strong_20_Emphasis"><text:span text:style-name="T272">Installatie </text:span></text:span><text:span text:style-name="Strong_20_Emphasis"><text:span text:style-name="T273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189581251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8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3">Enter</text:span></text:span><text:span text:style-name="Strong_20_Emphasis"><text:span text:style-name="T56">-toets.</text:span></text:span></text:p>
          </table:table-cell>
        </table:table-row>
        <table:table-row table:style-name="TableLine943418308923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4185422020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3418763691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7"/></text:span></text:p>
          </table:table-cell>
        </table:table-row>
        <table:table-row table:style-name="TableLine9434187636974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4">gebruikers </text:span></text:span><text:span text:style-name="Strong_20_Emphasis"><text:span text:style-name="T146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90"><text:span text:style-name="T375">De </text:span><text:span text:style-name="T395">Super</text:span><text:span text:style-name="T375">-toets is de Windows</text:span><text:span text:style-name="T376">-</text:span><text:span text:style-name="T377">toets</text:span><text:span text:style-name="T375">, </text:span><text:span text:style-name="T376">C</text:span><text:span text:style-name="T375">ommand-</text:span><text:span text:style-name="T377">toets</text:span><text:span text:style-name="T375">, of </text:span><text:span text:style-name="T376">V</text:span><text:span text:style-name="T375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7">geb</text:span></text:span><text:span text:style-name="Strong_20_Emphasis"><text:span text:style-name="T178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305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306">Gebruikers</text:span></text:span><text:span text:style-name="Strong_20_Emphasis"><text:span text:style-name="T111">.</text:span></text:span></text:p>
          </table:table-cell>
        </table:table-row>
        <table:table-row table:style-name="TableLine9434187637033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6">Klik links</text:span></text:span><text:span text:style-name="Strong_20_Emphasis"><text:span text:style-name="T148"> </text:span></text:span><text:span text:style-name="Strong_20_Emphasis"><text:span text:style-name="T124">op </text:span></text:span><text:span text:style-name="Strong_20_Emphasis"><text:span text:style-name="T186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97">Gebruik</text:span></text:span><text:span text:style-name="Strong_20_Emphasis"><text:span text:style-name="T298">er</text:span></text:span><text:span text:style-name="Strong_20_Emphasis"><text:span text:style-name="T297"> toevoegen</text:span></text:span><text:span text:style-name="Strong_20_Emphasis"><text:span text:style-name="T123">.</text:span></text:span></text:p>
          </table:table-cell>
        </table:table-row>
        <table:table-row table:style-name="TableLine943418763709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7637152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53">Super</text:span></text:span><text:span text:style-name="Strong_20_Emphasis"><text:span text:style-name="T89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sof</text:span></text:span><text:span text:style-name="Strong_20_Emphasis"><text:span text:style-name="T182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6">Software</text:span></text:span><text:span text:style-name="Strong_20_Emphasis"><text:span text:style-name="T89">.</text:span></text:span></text:p>
          </table:table-cell>
        </table:table-row>
        <table:table-row table:style-name="TableLine9434187637211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63">Klik op </text:span><text:span text:style-name="T366">Updates</text:span><text:span text:style-name="T364"> en a</text:span><text:span text:style-name="T362">ls</text:span><text:span text:style-name="T358"> </text:span><text:span text:style-name="T359">er </text:span><text:span text:style-name="T358">updates beschikbaar zijn, k</text:span><text:span text:style-name="T360">lik op </text:span><text:span text:style-name="Strong_20_Emphasis"><text:span text:style-name="T372">Downloaden</text:span></text:span><text:span text:style-name="T360"> </text:span><text:span text:style-name="T365">en vervolgens op </text:span><text:span text:style-name="T367">Herstarten &amp; bijwerken</text:span><text:span text:style-name="T365">.</text:span></text:p>
          </table:table-cell>
        </table:table-row>
        <table:table-row table:style-name="TableLine9434187637297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61">A</text:span><text:span text:style-name="T449">anmelden als </text:span><text:span text:style-name="Definition"><text:span text:style-name="T8">gebruiker</text:span></text:span>.</text:p>
          </table:table-cell>
        </table:table-row>
        <table:table-row table:style-name="TableLine943418763735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76374160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3">Terminalvenster</text:span></text:span><text:span text:style-name="Strong_20_Emphasis"><text:span text:style-name="T114">. </text:span></text:span></text:p>
          </table:table-cell>
        </table:table-row>
        <table:table-row table:style-name="TableLine94341826920448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80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54">Enter</text:span></text:span><text:span text:style-name="Strong_20_Emphasis"><text:span text:style-name="T87">-toets:<text:line-break/></text:span></text:span><text:span text:style-name="User_20_Entry"><text:span text:style-name="T326">sudo</text:span></text:span><text:span text:style-name="User_20_Entry"><text:span text:style-name="T325"> </text:span></text:span><text:span text:style-name="User_20_Entry"><text:span text:style-name="T326">apt install wget</text:span></text:span><text:span text:style-name="User_20_Entry"><text:span text:style-name="T325"><text:line-break/>wget karelzimmer.nl/</text:span></text:span><text:span text:style-name="User_20_Entry"><text:span text:style-name="T329">kz</text:span></text:span><text:span text:style-name="User_20_Entry"><text:span text:style-name="T325"><text:line-break/>bash </text:span></text:span><text:span text:style-name="User_20_Entry"><text:span text:style-name="T329">kz</text:span></text:span></text:p>
            <text:p text:style-name="P80"><text:span text:style-name="User_20_Entry"><text:span text:style-name="T328">exit</text:span></text:span></text:p>
          </table:table-cell>
        </table:table-row>
        <table:table-row table:style-name="TableLine9434182692092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2692156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53">Super</text:span></text:span><text:span text:style-name="Strong_20_Emphasis"><text:span text:style-name="T89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1">Installatiem</text:span></text:span><text:span text:style-name="Strong_20_Emphasis"><text:span text:style-name="T290">enu</text:span></text:span><text:span text:style-name="Strong_20_Emphasis"><text:span text:style-name="T86">.</text:span></text:span></text:p>
          </table:table-cell>
        </table:table-row>
        <table:table-row table:style-name="TableLine9434182692220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89">3 -</text:span></text:span><text:span text:style-name="Strong_20_Emphasis"><text:span text:style-name="T261"> </text:span></text:span><text:span text:style-name="Strong_20_Emphasis"><text:span text:style-name="T285">Installatie</text:span></text:span><text:span text:style-name="Strong_20_Emphasis"><text:span text:style-name="T286"> </text:span></text:span><text:span text:style-name="Strong_20_Emphasis"><text:span text:style-name="T287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82692284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3">Volg de aanwijzingen op het scherm.</text:span></text:span></text:p>
          </table:table-cell>
        </table:table-row>
        <table:table-row table:style-name="TableLine94341826923488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341826924128">
          <table:table-cell table:style-name="_33_._5f_Installatie_5f_afronden.A1" office:value-type="string">
            <text:p text:style-name="P82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82">De installatie kan nagelopen worden aan de hand van bestanden</text:span><text:span text:style-name="T481"><text:note text:id="ftn8" text:note-class="footnote"><text:note-citation>2</text:note-citation><text:note-body><text:p text:style-name="P97"><text:span text:style-name="T443">Bestand kz_install</text:span><text:span text:style-name="T394">_</text:span><text:span text:style-name="T393">applist</text:span><text:span text:style-name="T443"> in /usr/local/etc </text:span><text:span text:style-name="T444">bevat eerder geïnstalleerde apps</text:span><text:span text:style-name="T445">.</text:span></text:p></text:note-body></text:note></text:span><text:span text:style-name="T482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0"/></text:span></text:p>
      <text:p text:style-name="P42"><text:span text:style-name="Strong_20_Emphasis"><text:span text:style-name="T73"/></text:span></text:p>
      <text:list xml:id="list92007198872177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4182697611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9"><text:span text:style-name="T446">Na aanmelden als </text:span><text:span text:style-name="Definition"><text:span text:style-name="T455">2</text:span></text:span><text:span text:style-name="Definition"><text:span text:style-name="T484">e</text:span></text:span><text:span text:style-name="Definition"><text:span text:style-name="T455"> </text:span></text:span><text:span text:style-name="Definition"><text:span text:style-name="T456">gebruiker</text:span></text:span><text:span text:style-name="T446">, </text:span><text:span text:style-name="T469">zoek en </text:span><text:span text:style-name="T446">start</text:span><text:span text:style-name="T453"> </text:span><text:span text:style-name="T452">In</text:span><text:span text:style-name="T448">stallatiemenu</text:span><text:span text:style-name="Strong_20_Emphasis"><text:span text:style-name="T309"> </text:span></text:span><text:span text:style-name="T446">en </text:span><text:span text:style-name="User_20_Entry"><text:span text:style-name="T257">kies </text:span></text:span><text:span text:style-name="User_20_Entry"><text:span text:style-name="T259">4 -</text:span></text:span><text:span text:style-name="User_20_Entry"><text:span text:style-name="T257"> </text:span></text:span><text:span text:style-name="User_20_Entry"><text:span text:style-name="T258">Gebruiker inrichten</text:span></text:span><text:span text:style-name="User_20_Entry"><text:span text:style-name="T257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3">Installatiemenu</text:span></text:span><text:span text:style-name="Strong_20_Emphasis"><text:span text:style-name="T309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89">4 -</text:span></text:span><text:span text:style-name="Strong_20_Emphasis"><text:span text:style-name="T261"> </text:span></text:span><text:span text:style-name="T302">Gebruiker inrichten</text:span><text:span text:style-name="Strong_20_Emphasis"><text:span text:style-name="T76">.</text:span></text:span></text:p>
          </table:table-cell>
        </table:table-row>
        <table:table-row table:style-name="TableLine9434181650304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42">Volg de aanwijzingen op het scherm.</text:span></text:span></text:p>
          </table:table-cell>
        </table:table-row>
        <table:table-row table:style-name="TableLine94341905519904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341846905920">
          <table:table-cell table:style-name="Tabel2.A1" office:value-type="string">
            <text:p text:style-name="P83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396">Het</text:span><text:span text:style-name="T482"> </text:span><text:span text:style-name="T397">inrichten </text:span><text:span text:style-name="T482">kan nagelopen worden aan de hand van bestanden</text:span><text:span text:style-name="T481"><text:note text:id="ftn10" text:note-class="footnote"><text:note-citation>2</text:note-citation><text:note-body><text:p text:style-name="P99"><text:span text:style-name="T392">M</text:span><text:span text:style-name="T390">ap kz_setup_list</text:span><text:span text:style-name="T388">s</text:span><text:span text:style-name="T389"> in</text:span><text:span text:style-name="T390"> de Persoonlijke map </text:span><text:span text:style-name="T389">bevat </text:span><text:span text:style-name="T392">bestanden met</text:span><text:span text:style-name="T389"> </text:span><text:span text:style-name="T391">eerder gekozen gebruikersfoto, </text:span><text:span text:style-name="T390">bureaubladachtergrond, favorieten, en opdrachtgeschiedenis.</text:span></text:p></text:note-body></text:note></text:span><text:span text:style-name="T482"> aangemaakt in hoofdstuk 1 met keuze 1 - Installatie voorbereiden.</text:span></text:p>
          </table:table-cell>
        </table:table-row>
        <table:table-row table:style-name="TableLine94341828822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27626656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1">Herstart de computer.</text:span></text:span></text:p>
          </table:table-cell>
        </table:table-row>
        <table:table-row table:style-name="TableLine94341899135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9913790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3418283628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92660819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8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7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43418286592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2763148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77">Maak een </text:span></text:span><text:span text:style-name="Strong_20_Emphasis"><text:span text:style-name="T279">back-up</text:span></text:span><text:span text:style-name="Strong_20_Emphasis"><text:span text:style-name="T277"> </text:span></text:span><text:span text:style-name="Strong_20_Emphasis"><text:span text:style-name="T27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1">Installatie</text:span></text:span><text:span text:style-name="Strong_20_Emphasis"><text:span text:style-name="T292">m</text:span></text:span><text:span text:style-name="Strong_20_Emphasis"><text:span text:style-name="T290">enu</text:span></text:span><text:span text:style-name="Strong_20_Emphasis"><text:span text:style-name="T86">.</text:span></text:span></text:p>
          </table:table-cell>
        </table:table-row>
        <table:table-row table:style-name="TableLine9434182762892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15">K</text:span></text:span><text:span text:style-name="Strong_20_Emphasis"><text:span text:style-name="T277">ies</text:span></text:span><text:span text:style-name="Strong_20_Emphasis"><text:span text:style-name="T276"> </text:span></text:span><text:span text:style-name="Strong_20_Emphasis"><text:span text:style-name="T299">5 -</text:span></text:span><text:span text:style-name="T275"> </text:span><text:span text:style-name="T299">Opdrachtenmenu</text:span><text:span text:style-name="T277">, </text:span><text:span text:style-name="T319">kies</text:span><text:span text:style-name="T277"> </text:span><text:span text:style-name="T300">1 -</text:span><text:span text:style-name="T275"> </text:span><text:span text:style-name="T303">Back-up</text:span><text:span text:style-name="T300"> </text:span><text:span text:style-name="T303">maken</text:span><text:span text:style-name="T275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82866532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4">Volg de aanwijzingen op het scherm.</text:span></text:span></text:p>
          </table:table-cell>
        </table:table-row>
        <table:table-row table:style-name="TableLine943418825829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8258350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14">Plan automatische </text:span></text:span><text:span text:style-name="Strong_20_Emphasis"><text:span text:style-name="T316">reservekopieën</text:span></text:span><text:span text:style-name="Strong_20_Emphasis"><text:span text:style-name="T277"> </text:span></text:span><text:span text:style-name="Strong_20_Emphasis"><text:span text:style-name="T278">in </text:span></text:span><text:span text:style-name="Strong_20_Emphasis"><text:span text:style-name="T27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4">res</text:span></text:span><text:span text:style-name="Strong_20_Emphasis"><text:span text:style-name="T183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93">Reservekopieën</text:span></text:span><text:span text:style-name="Strong_20_Emphasis"><text:span text:style-name="T86">.</text:span></text:span></text:p>
          </table:table-cell>
        </table:table-row>
        <table:table-row table:style-name="TableLine9434182763232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4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7"/>
      <text:p text:style-name="P33"><text:span text:style-name="T336">De installatie van </text:span><text:span text:style-name="T336"><text:reference-ref text:reference-format="text" text:ref-name="Distributie">Debian</text:reference-ref></text:span><text:span text:style-name="T336"><text:s/></text:span><text:span text:style-name="T337"><text:reference-ref text:reference-format="text" text:ref-name="Versie">10</text:reference-ref></text:span><text:span text:style-name="T336"><text:s/></text:span><text:span text:style-name="T342">LTS </text:span><text:span text:style-name="T336"><text:reference-ref text:reference-format="text" text:ref-name="Editie">desktop</text:reference-ref></text:span><text:span text:style-name="T336"><text:s/>is voltooid.</text:span></text:p>
      <text:p text:style-name="P27"/>
      <text:p text:style-name="P26"><text:span text:style-name="T437">E</text:span><text:span text:style-name="T436">inde c</text:span><text:span text:style-name="T435">hecklist.</text:span></text:p>
      <text:p text:style-name="P28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60">Auteursrecht </text:span><text:span text:style-name="Strong_20_Emphasis"><text:span text:style-name="T459">© </text:span></text:span><text:span text:style-name="Strong_20_Emphasis"><text:span text:style-name="T458">2</text:span></text:span><text:span text:style-name="T460">020-</text:span><text:span text:style-name="T462">2021</text:span><text:span text:style-name="T460"> Karel Zimmer.</text:span></text:p>
      <text:p text:style-name="P9"/>
      <text:p text:style-name="P11"><text:span text:style-name="T461">Creative Commons Naamsvermelding-GelijkDelen Internationaal</text:span><text:span text:style-name="T463">-</text:span><text:span text:style-name="T46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6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4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4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4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4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4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4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6T09:20:06.506901956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9:20:06.387834299</dc:date>
    <meta:keyword>Installatie</meta:keyword>
    <meta:keyword>Checklist</meta:keyword>
    <meta:keyword>Linux</meta:keyword>
    <meta:editing-cycles>6298</meta:editing-cycles>
    <meta:editing-duration>P11DT2H55M52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63" meta:non-whitespace-character-count="6290"/>
    <meta:user-defined meta:name="Info 1"/>
    <meta:user-defined meta:name="Info 2"/>
    <meta:user-defined meta:name="Info 3"/>
    <meta:user-defined meta:name="Info 4"/>
  </office:meta>
</office:document-meta>
</file>